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Menlo, Monaco, Consolas, 'Liberation Mono', 'Courier New', monospace"/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8.23cm" table:align="left"/>
    </style:style>
    <style:style style:name="Tabla1.A" style:family="table-column">
      <style:table-column-properties style:column-width="1.423cm"/>
    </style:style>
    <style:style style:name="Tabla1.B" style:family="table-column">
      <style:table-column-properties style:column-width="3.304cm"/>
    </style:style>
    <style:style style:name="Tabla1.C" style:family="table-column">
      <style:table-column-properties style:column-width="3.50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bold" style:font-weight-asian="bold" style:font-weight-complex="bold"/>
    </style:style>
    <style:style style:name="P3" style:family="paragraph" style:parent-style-name="Preformatted_20_Text">
      <style:paragraph-properties fo:margin-left="0cm" fo:margin-right="0cm" fo:margin-top="0cm" fo:margin-bottom="0.212cm" fo:text-align="start" style:justify-single-word="false" fo:orphans="2" fo:widows="2" fo:text-indent="0cm" style:auto-text-indent="false"/>
    </style:style>
    <style:style style:name="P4" style:family="paragraph" style:parent-style-name="Heading_20_3">
      <style:paragraph-properties fo:margin-left="0cm" fo:margin-right="0cm" fo:margin-top="0cm" fo:margin-bottom="0.212cm" fo:line-height="120%" fo:text-align="start" style:justify-single-word="false" fo:orphans="2" fo:widows="2" fo:text-indent="0cm" style:auto-text-indent="false"/>
      <style:text-properties fo:font-variant="normal" fo:text-transform="none" fo:color="#373a3c" style:font-name="apple-system" fo:letter-spacing="normal" fo:font-style="normal" fo:font-weight="normal"/>
    </style:style>
    <style:style style:name="P5" style:family="paragraph" style:parent-style-name="Heading_20_3">
      <style:paragraph-properties fo:margin-left="0cm" fo:margin-right="0cm" fo:margin-top="0cm" fo:margin-bottom="0.212cm" fo:line-height="120%" fo:text-align="start" style:justify-single-word="false" fo:orphans="2" fo:widows="2" fo:text-indent="0cm" style:auto-text-indent="false"/>
      <style:text-properties fo:font-variant="normal" fo:text-transform="none" fo:color="#373a3c" style:font-name="apple-system" fo:letter-spacing="normal" fo:font-style="normal" fo:font-weight="bold" style:font-weight-asian="bold" style:font-weight-complex="bold"/>
    </style:style>
    <style:style style:name="P6" style:family="paragraph" style:parent-style-name="Preformatted_20_Text">
      <style:paragraph-properties fo:margin-top="0cm" fo:margin-bottom="0.212cm" fo:text-align="start" style:justify-single-word="false" fo:orphans="2" fo:widows="2"/>
    </style:style>
    <style:style style:name="P7" style:family="paragraph" style:parent-style-name="Heading_20_3">
      <style:text-properties fo:font-variant="normal" fo:text-transform="none" fo:color="#373a3c" style:font-name="apple-system" fo:letter-spacing="normal" fo:font-style="normal" fo:font-weight="bold" style:font-weight-asian="bold" style:font-weight-complex="bold"/>
    </style:style>
    <style:style style:name="P8" style:family="paragraph" style:parent-style-name="Heading_20_3">
      <style:paragraph-properties fo:margin-left="0cm" fo:margin-right="0cm" fo:margin-top="0cm" fo:margin-bottom="0.212cm" fo:line-height="120%" fo:text-align="start" style:justify-single-word="false" fo:orphans="2" fo:widows="2" fo:text-indent="0cm" style:auto-text-indent="false"/>
      <style:text-properties fo:font-variant="normal" fo:text-transform="none" fo:color="#373a3c" style:font-name="apple-system" fo:letter-spacing="normal" fo:font-style="normal" fo:font-weight="bold" style:font-weight-asian="bold" style:font-weight-complex="bold"/>
    </style:style>
    <style:style style:name="P9" style:family="paragraph" style:parent-style-name="Table_20_Heading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.212cm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bold" style:font-weight-asian="bold" style:font-weight-complex="bold"/>
    </style:style>
    <style:style style:name="P12" style:family="paragraph" style:parent-style-name="Text_20_body" style:list-style-name="L2">
      <style:paragraph-properties fo:margin-top="0cm" fo:margin-bottom="0.212cm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bold" style:font-weight-asian="bold" style:font-weight-complex="bold"/>
    </style:style>
    <style:style style:name="P13" style:family="paragraph" style:parent-style-name="Text_20_body" style:list-style-name="L3">
      <style:paragraph-properties fo:margin-top="0cm" fo:margin-bottom="0.212cm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bold" style:font-weight-asian="bold" style:font-weight-complex="bold"/>
    </style:style>
    <style:style style:name="P14" style:family="paragraph" style:parent-style-name="Text_20_body" style:list-style-name="L4">
      <style:paragraph-properties fo:margin-top="0cm" fo:margin-bottom="0.212cm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bold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color="#212529" style:font-name="SFMono-Regular" fo:font-size="9.75pt" fo:letter-spacing="normal" fo:font-style="normal"/>
    </style:style>
    <style:style style:name="T2" style:family="text">
      <style:text-properties fo:font-variant="normal" fo:text-transform="none" fo:color="#212529" style:font-name="SFMono-Regular" fo:font-size="9.75pt" fo:letter-spacing="normal" fo:font-style="normal" fo:font-weight="normal"/>
    </style:style>
    <style:style style:name="T3" style:family="text">
      <style:text-properties fo:font-variant="normal" fo:text-transform="none" fo:color="#212529" style:font-name="SFMono-Regular" fo:font-size="9.75pt" fo:letter-spacing="normal" fo:font-style="normal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<text:bookmark text:name="ejercicio-1"/>Ejercicio 1</text:h>
      <text:p text:style-name="P2">Algoritmo que pida dos números e indique si el primero es mayor que el segundo o no.</text:p>
      <text:h text:style-name="P5" text:outline-level="3"><text:bookmark text:name="ejercicio-3"/>Ejercicio 3</text:h>
      <text:p text:style-name="P2">Escribe un programa que lea un número e indique si es par o impar.</text:p>
      <text:h text:style-name="P5" text:outline-level="3"><text:bookmark text:name="ejercicio-4"/>Ejercicio 4</text:h>
      <text:p text:style-name="P2">Crea un programa que pida al usuario dos números y muestre su división si el segundo no es cero, o un mensaje de aviso en caso contrario.</text:p>
      <text:h text:style-name="P5" text:outline-level="3"><text:bookmark text:name="ejercicio-6"/>Ejercicio 6</text:h>
      <text:p text:style-name="P2">Programa que lea una cadena por teclado y compruebe si es una letra mayúscula.</text:p>
      <text:h text:style-name="P5" text:outline-level="3"><text:bookmark text:name="ejercicio-7"/>Ejercicio 7</text:h>
      <text:p text:style-name="P2">Realiza un algoritmo que calcule la potencia, para ello pide por teclado la base y el exponente. Pueden ocurrir tres cosas:</text:p>
      <text:list xml:id="list3836479942377907243" text:style-name="L1">
        <text:list-item>
          <text:p text:style-name="P11">El exponente sea positivo, sólo tienes que imprimir la potencia.</text:p>
        </text:list-item>
        <text:list-item>
          <text:p text:style-name="P11">El exponente sea 0, el resultado es 1.</text:p>
        </text:list-item>
        <text:list-item>
          <text:p text:style-name="P11">El exponente sea negativo, el resultado es 1/potencia con el exponente positivo.</text:p>
        </text:list-item>
      </text:list>
      <text:h text:style-name="P5" text:outline-level="3"><text:bookmark text:name="ejercicio-8"/>Ejercicio 8</text:h>
      <text:p text:style-name="P2">Algoritmo que pida dos números ‘nota’ y ‘edad’ y un carácter ‘sexo’ y muestre el <text:line-break/>mensaje ‘ACEPTADA’ si la nota es mayor o igual a cinco, la edad es mayor o igual a <text:line-break/>dieciocho y el sexo es ‘F’. En caso de que se cumpla lo mismo, pero el sexo sea ‘M’, debe <text:line-break/>imprimir ‘POSIBLE’. Si no se cumplen dichas condiciones se debe mostrar ‘NO ACEPTADA’.</text:p>
      <text:h text:style-name="P5" text:outline-level="3"><text:bookmark text:name="ejercicio-10"/>Ejercicio 10</text:h>
      <text:p text:style-name="P2">Algoritmo que pida los puntos centrales x1,y1,x2,y2 y los radios r1,r2 de dos <text:line-break/>circunferencias y las clasifique en uno de estos estados:</text:p>
      <text:list xml:id="list6152940125660214594" text:style-name="L2">
        <text:list-item>
          <text:p text:style-name="P12">exteriores</text:p>
        </text:list-item>
        <text:list-item>
          <text:p text:style-name="P12">tangentes exteriores</text:p>
        </text:list-item>
        <text:list-item>
          <text:p text:style-name="P12">secantes</text:p>
        </text:list-item>
        <text:list-item>
          <text:p text:style-name="P12">tangentes interiores</text:p>
        </text:list-item>
        <text:list-item>
          <text:p text:style-name="P12">interiores</text:p>
        </text:list-item>
        <text:list-item>
          <text:p text:style-name="P12">concéntricas</text:p>
        </text:list-item>
      </text:list>
      <text:h text:style-name="P5" text:outline-level="3"><text:bookmark text:name="ejercicio-11"/>Ejercicio 11</text:h>
      <text:p text:style-name="P2">Programa que lea 3 datos de entrada A, B y C. Estos corresponden a las dimensiones de los lados de un triángulo. El programa debe determinar que tipo de triangulo es, teniendo en cuenta los siguiente:</text:p>
      <text:list xml:id="list846630288419653493" text:style-name="L3">
        <text:list-item>
          <text:p text:style-name="P13">Si se cumple Pitágoras entonces es triángulo rectángulo</text:p>
        </text:list-item>
        <text:list-item>
          <text:p text:style-name="P13"><text:soft-page-break/>Si sólo dos lados del triángulo son iguales entonces es isósceles.</text:p>
        </text:list-item>
        <text:list-item>
          <text:p text:style-name="P13">Si los 3 lados son iguales entonces es equilátero.</text:p>
        </text:list-item>
        <text:list-item>
          <text:p text:style-name="P13">Si no se cumple ninguna de las condiciones anteriores, es escaleno.</text:p>
        </text:list-item>
      </text:list>
      <text:h text:style-name="P5" text:outline-level="3"><text:bookmark text:name="ejercicio-12"/>Ejercicio 12</text:h>
      <text:p text:style-name="P2">Escribir un programa que lea un año indicar si es bisiesto. Nota: un año es bisiesto si es un número divisible por 4, pero no si es divisible por 100, excepto que también sea divisible por 400.</text:p>
      <text:h text:style-name="P5" text:outline-level="3"><text:bookmark text:name="ejercicio-14"/>Ejercicio 14</text:h>
      <text:p text:style-name="P2">La asociación de vinicultores tiene como política fijar un precio inicial al kilo de uva, la cual se clasifica en tipos A y B, y además en tamaños 1 y 2. Cuando se realiza la venta del producto, ésta es de un solo tipo y tamaño, se requiere determinar cuánto recibirá un productor por la uva que entrega en un embarque, considerando lo siguiente: si es de tipo A, <text:line-break/>se le cargan 20 céntimos al precio inicial cuando es de tamaño 1; y 30 céntimos si es de tamaño 2. Si es de tipo B, se rebajan 30 céntimos cuando es de tamaño 1, y 50 céntimos cuando es de tamaño 2. Realice un algoritmo para determinar la ganancia obtenida.</text:p>
      <text:h text:style-name="P5" text:outline-level="3"><text:bookmark text:name="ejercicio-15"/>Ejercicio 15</text:h>
      <text:p text:style-name="P2">El director de una escuela está organizando un viaje de estudios, y requiere determinar cuánto debe cobrar a cada alumno y cuánto debe pagar a la compañía de viajes por el servicio. La forma de cobrar es la siguiente: si son 100 alumnos o más, el costo por cada alumno es de 65 euros; de 50 a 99 alumnos, el costo es de 70 euros, de 30 a 49, de 95 euros, y si son menos de 30, el costo de la renta del autobús es de 4000 euros, sin importar el número de alumnos. <text:line-break/>Realice un algoritmo que permita determinar el pago a la compañía de autobuses y lo que debe pagar cada alumno por el viaje.</text:p>
      <text:h text:style-name="P4" text:outline-level="3"><text:bookmark text:name="ejercicio-16"/>Ejercicio 16</text:h>
      <text:p text:style-name="P1">La política de cobro de una compañía telefónica es: cuando se realiza una llamada, el cobro es por el tiempo que ésta dura, de tal forma que los primeros cinco minutos cuestan 1 euro, los siguientes tres, 80 céntimos, los siguientes dos minutos, 70 céntimos, y a partir del décimo minuto, 50 céntimos. <text:line-break/>Además, se carga un impuesto de 3 % cuando es domingo, y si es otro día, en turno de mañana, 15 %, y en turno de tarde, 10 %. Realice un algoritmo para determinar cuánto debe pagar por cada concepto una persona que realiza una llamada.</text:p>
      <text:h text:style-name="P5" text:outline-level="3"><text:bookmark text:name="ejercicio-17"/>Ejercicio 17</text:h>
      <text:p text:style-name="P2">Realiza un programa que pida por teclado el resultado (dato entero) obtenido al lanzar un dado de seis caras y muestre por pantalla el número en letras (dato cadena) de la cara opuesta al resultado obtenido.</text:p>
      <text:list xml:id="list2196764773528051524" text:style-name="L4">
        <text:list-item>
          <text:p text:style-name="P14">Nota 1: En las caras opuestas de un dado de seis caras están los números: 1-6, 2-5 y 3-4.</text:p>
        </text:list-item>
        <text:list-item>
          <text:p text:style-name="P14"><text:soft-page-break/>Nota 2: Si el número del dado introducido es menor que 1 o mayor que 6, se mostrará el mensaje: “ERROR: número incorrecto.”.</text:p>
        </text:list-item>
      </text:list>
      <text:p text:style-name="P2">Ejemplo:</text:p>
      <text:p text:style-name="P3"><text:span text:style-name="Source_20_Text"><text:span text:style-name="T3">Introduzca número del dado: 5</text:span></text:span></text:p>
      <text:p text:style-name="P6"><text:span text:style-name="Source_20_Text"><text:span text:style-name="T3">En la cara opuesta está el "dos".</text:span></text:span></text:p>
      <text:h text:style-name="P5" text:outline-level="3"><text:bookmark text:name="ejercicio-18"/>Ejercicio 18</text:h>
      <text:p text:style-name="P2">Realiza un programa que pida el día de la semana (del 1 al 7) y escriba el día correspondiente. Si introducimos otro número nos da un error.</text:p>
      <text:h text:style-name="P5" text:outline-level="3"><text:bookmark text:name="ejercicio-19"/>Ejercicio 19</text:h>
      <text:p text:style-name="P2">Escribe un programa que pida un número entero entre uno y doce e imprima el número de días que tiene el mes correspondiente.</text:p>
      <text:h text:style-name="P5" text:outline-level="3"><text:bookmark text:name="ejercicio-20"/>Ejercicio 20</text:h>
      <text:p text:style-name="P2">Una compañía de transporte internacional tiene servicio en algunos países de América del Norte, América Central, América del Sur, Europa y Asia. El costo por el servicio de transporte se basa en el peso del paquete y la zona a la que va dirigido. Lo anterior se muestra en la tabla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9">ZONA</text:p>
            </table:table-cell>
            <table:table-cell table:style-name="Tabla1.A1" office:value-type="string">
              <text:p text:style-name="P9">UBICACIÓN</text:p>
            </table:table-cell>
            <table:table-cell table:style-name="Tabla1.A1" office:value-type="string">
              <text:p text:style-name="P9">COSTO/GRAMO</text:p>
            </table:table-cell>
          </table:table-row>
        </table:table-header-rows>
        <table:table-row>
          <table:table-cell table:style-name="Tabla1.A1" office:value-type="string">
            <text:p text:style-name="P10">1</text:p>
          </table:table-cell>
          <table:table-cell table:style-name="Tabla1.A1" office:value-type="string">
            <text:p text:style-name="P10">América del Norte</text:p>
          </table:table-cell>
          <table:table-cell table:style-name="Tabla1.A1" office:value-type="string">
            <text:p text:style-name="P10">24.00 euros</text:p>
          </table:table-cell>
        </table:table-row>
        <table:table-row>
          <table:table-cell table:style-name="Tabla1.A1" office:value-type="string">
            <text:p text:style-name="P10">2</text:p>
          </table:table-cell>
          <table:table-cell table:style-name="Tabla1.A1" office:value-type="string">
            <text:p text:style-name="P10">América Central</text:p>
          </table:table-cell>
          <table:table-cell table:style-name="Tabla1.A1" office:value-type="string">
            <text:p text:style-name="P10">20.00 euros</text:p>
          </table:table-cell>
        </table:table-row>
        <table:table-row>
          <table:table-cell table:style-name="Tabla1.A1" office:value-type="string">
            <text:p text:style-name="P10">3</text:p>
          </table:table-cell>
          <table:table-cell table:style-name="Tabla1.A1" office:value-type="string">
            <text:p text:style-name="P10">América del Sur</text:p>
          </table:table-cell>
          <table:table-cell table:style-name="Tabla1.A1" office:value-type="string">
            <text:p text:style-name="P10">21.00 euros</text:p>
          </table:table-cell>
        </table:table-row>
        <table:table-row>
          <table:table-cell table:style-name="Tabla1.A1" office:value-type="string">
            <text:p text:style-name="P10">4</text:p>
          </table:table-cell>
          <table:table-cell table:style-name="Tabla1.A1" office:value-type="string">
            <text:p text:style-name="P10">Europa</text:p>
          </table:table-cell>
          <table:table-cell table:style-name="Tabla1.A1" office:value-type="string">
            <text:p text:style-name="P10">10.00 euros</text:p>
          </table:table-cell>
        </table:table-row>
        <table:table-row>
          <table:table-cell table:style-name="Tabla1.A1" office:value-type="string">
            <text:p text:style-name="P10">5</text:p>
          </table:table-cell>
          <table:table-cell table:style-name="Tabla1.A1" office:value-type="string">
            <text:p text:style-name="P10">Asia</text:p>
          </table:table-cell>
          <table:table-cell table:style-name="Tabla1.A1" office:value-type="string">
            <text:p text:style-name="P10">18.00 euros</text:p>
          </table:table-cell>
        </table:table-row>
      </table:table>
      <text:p text:style-name="P2">Parte de su política implica que los paquetes con un peso superior a 5 kg no son transportados, esto por cuestiones de logística y de seguridad. <text:line-break/>Realice un algoritmo para determinar el cobro por la entrega de un paquete o, en su caso, el rechazo de la entreg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Menlo, Monaco, Consolas, 'Liberation Mono', 'Courier New', monospace"/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3M10S</meta:editing-duration>
    <meta:editing-cycles>7</meta:editing-cycles>
    <meta:generator>OpenOffice/4.1.1$Win32 OpenOffice.org_project/411m6$Build-9775</meta:generator>
    <dc:date>2019-10-19T11:16:34.24</dc:date>
    <dc:creator>canucho canechillo canuchete</dc:creator>
    <meta:document-statistic meta:table-count="1" meta:image-count="0" meta:object-count="0" meta:page-count="3" meta:paragraph-count="69" meta:word-count="983" meta:character-count="5247"/>
    <meta:user-defined meta:name="Info 1"/>
    <meta:user-defined meta:name="Info 2"/>
    <meta:user-defined meta:name="Info 3"/>
    <meta:user-defined meta:name="Info 4"/>
  </office:meta>
</office:document-meta>
</file>